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Roboto, Arial, Helvetica, apple-system, system-ui, BlinkMacSystemFont, Oxygen-Sans, Ubuntu, Cantarell, sans-serif, 'Apple Color Emoji', 'Segoe UI Emoji', 'Segoe UI Symbol', 'Noto Color Emoji'"/>
    <style:font-face style:name="Lohit Devanagari1" svg:font-family="'Lohit Devanagari'"/>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line-height="120%" fo:orphans="2" fo:widows="2" fo:text-indent="0cm" style:auto-text-indent="false"/>
      <style:text-properties fo:font-variant="normal" fo:text-transform="none" fo:color="#3a3a3a" loext:opacity="100%" style:font-name="Inter" fo:letter-spacing="normal" fo:font-style="normal" fo:font-weight="normal" officeooo:paragraph-rsid="00110547"/>
    </style:style>
    <style:style style:name="P2" style:family="paragraph" style:parent-style-name="Heading_20_3">
      <style:paragraph-properties fo:margin-left="0cm" fo:margin-right="0cm" fo:margin-top="0cm" fo:margin-bottom="0cm" style:contextual-spacing="false" fo:line-height="120%" fo:orphans="2" fo:widows="2" fo:text-indent="0cm" style:auto-text-indent="false"/>
      <style:text-properties fo:font-variant="normal" fo:text-transform="none" fo:color="#3a3a3a" loext:opacity="100%" style:font-name="Inter" fo:letter-spacing="normal" fo:font-style="normal" fo:font-weight="normal" officeooo:paragraph-rsid="00110547"/>
    </style:style>
    <style:style style:name="P3" style:family="paragraph" style:parent-style-name="Heading_20_3">
      <style:paragraph-properties fo:margin-left="0cm" fo:margin-right="0cm" fo:margin-top="0cm" fo:margin-bottom="0cm" style:contextual-spacing="false" fo:line-height="120%" fo:orphans="2" fo:widows="2" fo:text-indent="0cm" style:auto-text-indent="false"/>
      <style:text-properties officeooo:paragraph-rsid="00110547"/>
    </style:style>
    <style:style style:name="P4" style:family="paragraph" style:parent-style-name="Heading_20_3">
      <style:paragraph-properties fo:margin-left="0cm" fo:margin-right="0cm" fo:margin-top="0cm" fo:margin-bottom="0cm" style:contextual-spacing="false" fo:line-height="120%" fo:orphans="2" fo:widows="2" fo:text-indent="0cm" style:auto-text-indent="false"/>
      <style:text-properties fo:font-weight="bold" officeooo:paragraph-rsid="00110547" style:font-weight-asian="bold" style:font-weight-complex="bold"/>
    </style:style>
    <style:style style:name="P5"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SFMono-Regular" fo:font-size="13.5pt" fo:letter-spacing="normal" fo:font-style="normal" fo:font-weight="normal" officeooo:paragraph-rsid="00110547" fo:background-color="#eeeeee" loext:padding="0.049cm" loext:border="0.06pt solid #cccccc"/>
    </style:style>
    <style:style style:name="P6" style:family="paragraph" style:parent-style-name="Preformatted_20_Text">
      <style:paragraph-properties fo:margin-top="0cm" fo:margin-bottom="0cm" style:contextual-spacing="false" fo:orphans="2" fo:widows="2" fo:padding="0cm" fo:border="none"/>
      <style:text-properties fo:font-variant="normal" fo:text-transform="none" fo:color="#3a3a3a" loext:opacity="100%" style:font-name="SFMono-Regular" fo:font-size="13.5pt" fo:letter-spacing="normal" fo:font-style="normal" fo:font-weight="normal" officeooo:paragraph-rsid="00110547" fo:background-color="#eeeeee" loext:padding="0.049cm" loext:border="0.06pt solid #cccccc"/>
    </style:style>
    <style:style style:name="P7" style:family="paragraph" style:parent-style-name="Standard">
      <style:text-properties officeooo:paragraph-rsid="00110547"/>
    </style:style>
    <style:style style:name="P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3a3a3a" loext:opacity="100%" style:font-name="Inter" fo:font-size="13.5pt" fo:letter-spacing="normal" fo:font-style="normal" fo:font-weight="normal" officeooo:paragraph-rsid="00110547"/>
    </style:style>
    <style:style style:name="P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3a3a3a" loext:opacity="100%" style:font-name="Inter" fo:font-size="13.5pt" fo:letter-spacing="normal" fo:font-style="normal" fo:font-weight="normal" officeooo:rsid="00110547" officeooo:paragraph-rsid="00110547"/>
    </style:style>
    <style:style style:name="P10"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110547"/>
    </style:style>
    <style:style style:name="P11" style:family="paragraph" style:parent-style-name="Text_20_body">
      <style:paragraph-properties fo:margin-left="0cm" fo:margin-right="0cm" fo:margin-top="0cm" fo:margin-bottom="0.247cm" style:contextual-spacing="false" fo:line-height="185%" fo:orphans="2" fo:widows="2" fo:text-indent="0cm" style:auto-text-indent="false"/>
      <style:text-properties officeooo:paragraph-rsid="00110547"/>
    </style:style>
    <style:style style:name="P12" style:family="paragraph" style:parent-style-name="Text_20_body">
      <loext:graphic-properties draw:fill="solid" draw:fill-color="#e7e7e7" draw:opacity="100%"/>
      <style:paragraph-properties fo:margin-left="0cm" fo:margin-right="0cm" fo:margin-top="0cm" fo:margin-bottom="0.247cm" style:contextual-spacing="false" fo:orphans="2" fo:widows="2" fo:text-indent="0cm" style:auto-text-indent="false" fo:background-color="#e7e7e7" fo:padding-left="0.049cm" fo:padding-right="0cm" fo:padding-top="0cm" fo:padding-bottom="0cm" fo:border-left="11.25pt solid #293b9c" fo:border-right="none" fo:border-top="none" fo:border-bottom="none"/>
      <style:text-properties officeooo:paragraph-rsid="00110547"/>
    </style:style>
    <style:style style:name="P13" style:family="paragraph" style:parent-style-name="Text_20_body">
      <style:paragraph-properties fo:margin-left="0cm" fo:margin-right="0cm" fo:text-indent="0cm" style:auto-text-indent="false"/>
      <style:text-properties officeooo:paragraph-rsid="00110547"/>
    </style:style>
    <style:style style:name="T1" style:family="text">
      <style:text-properties fo:color="#c20cb9" loext:opacity="100%" fo:font-weight="bold"/>
    </style:style>
    <style:style style:name="T2" style:family="text">
      <style:text-properties fo:color="#660033" loext:opacity="100%"/>
    </style:style>
    <style:style style:name="T3" style:family="text">
      <style:text-properties fo:color="#000000" loext:opacity="100%"/>
    </style:style>
    <style:style style:name="T4" style:family="text">
      <style:text-properties fo:color="#000000" loext:opacity="100%" fo:font-weight="bold"/>
    </style:style>
    <style:style style:name="T5" style:family="text">
      <style:text-properties fo:color="#ff0000" loext:opacity="100%"/>
    </style:style>
    <style:style style:name="T6" style:family="text">
      <style:text-properties fo:font-variant="normal" fo:text-transform="none" fo:color="#3a3a3a" loext:opacity="100%" style:font-name="Inter" fo:font-size="13.5pt" fo:letter-spacing="normal" fo:font-style="normal" fo:font-weight="bold"/>
    </style:style>
    <style:style style:name="T7" style:family="text">
      <style:text-properties fo:font-variant="normal" fo:text-transform="none" fo:color="#3a3a3a" loext:opacity="100%" style:font-name="Inter" fo:font-size="13.5pt" fo:letter-spacing="normal" fo:font-style="normal" fo:font-weight="normal"/>
    </style:style>
    <style:style style:name="T8" style:family="text">
      <style:text-properties fo:font-variant="normal" fo:text-transform="none" fo:color="#3a3a3a" loext:opacity="100%" style:font-name="Inter" fo:letter-spacing="normal" fo:font-style="normal"/>
    </style:style>
    <style:style style:name="T9" style:family="text">
      <style:text-properties fo:font-variant="normal" fo:text-transform="none" fo:color="#3a3a3a" loext:opacity="100%" style:font-name="Inter" fo:letter-spacing="normal" fo:font-style="normal" fo:font-weight="normal"/>
    </style:style>
    <style:style style:name="T10" style:family="text">
      <style:text-properties fo:font-variant="normal" fo:text-transform="none" fo:color="#c72f29" loext:opacity="100%" style:font-name="Inter" fo:font-size="13.5pt" fo:letter-spacing="normal" fo:font-style="normal" fo:font-weight="normal" fo:background-color="transparent" loext:char-shading-value="0"/>
    </style:style>
    <style:style style:name="T11" style:family="text">
      <style:text-properties fo:font-variant="normal" fo:text-transform="none" fo:color="#0a0a0a" loext:opacity="100%" style:font-name="monospace" fo:font-size="13.5pt" fo:letter-spacing="normal" fo:font-style="normal" fo:font-weight="normal" fo:background-color="#e6e6e6" loext:char-shading-value="0" loext:padding-left="0.106cm" loext:padding-right="0cm" loext:padding-top="0.106cm" loext:padding-bottom="0.049cm" loext:border-left="0.06pt solid #cacaca" loext:border-right="none" loext:border-top="0.06pt solid #cacaca" loext:border-bottom="0.06pt solid #cacaca"/>
    </style:style>
    <style:style style:name="T12" style:family="text">
      <style:text-properties fo:color="#7a0874" loext:opacity="100%"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Installing Safari Browser on Ubuntu/Linux</text:p>
      <text:p text:style-name="P8">WINE is one of the most well-known Linux packages, and it is found in most Software Center/Package managers. In Ubuntu (or Ubuntu-based distro), you can install WINE with the command (for a 32-bit computer):</text:p>
      <text:p text:style-name="P5"><text:span text:style-name="T1">sudo</text:span> <text:span text:style-name="T1">apt</text:span> <text:span text:style-name="T1">install</text:span> wine32</text:p>
      <text:p text:style-name="P8">or (for 64 bit computer):</text:p>
      <text:p text:style-name="P5"><text:span text:style-name="T1">sudo</text:span> <text:span text:style-name="T1">apt</text:span> <text:span text:style-name="T1">install</text:span> wine64</text:p>
      <text:p text:style-name="P8">One thing to note is that the WINE version in Ubuntu is pretty outdated. If you want to get the latest stable version of WINE, do the following:</text:p>
      <text:p text:style-name="P8">1. Add the WINE key.</text:p>
      <text:p text:style-name="P5"><text:span text:style-name="T1">wget</text:span> <text:span text:style-name="T2">-nc</text:span> https:<text:span text:style-name="T4">//</text:span>dl.winehq.org<text:span text:style-name="T4">/</text:span>wine-builds<text:span text:style-name="T4">/</text:span>winehq.key</text:p>
      <text:p text:style-name="P6"><text:span text:style-name="T1">sudo</text:span> <text:span text:style-name="T1">apt-key add</text:span> winehq.key</text:p>
      <text:p text:style-name="P8">2. Add the repository.</text:p>
      <text:p text:style-name="P5"><text:span text:style-name="T1">sudo</text:span> apt-add-repository <text:span text:style-name="T5">'deb https://dl.winehq.org/wine-builds/ubuntu/ eoan main'</text:span></text:p>
      <text:p text:style-name="P8">The above command is for Ubuntu 19.10 (eoan). If you are using version other than Ubuntu 19.10, change the name accordingly (like “bionic”, “xenial”, etc.)</text:p>
      <text:p text:style-name="P8">3. Update the system.</text:p>
      <text:p text:style-name="P5"><text:span text:style-name="T1">sudo</text:span> <text:span text:style-name="T1">apt update</text:span></text:p>
      <text:p text:style-name="P8">4. Lastly, install the stable version of WINE.</text:p>
      <text:p text:style-name="P5"><text:span text:style-name="T1">sudo</text:span> <text:span text:style-name="T1">apt</text:span> <text:span text:style-name="T1">install</text:span> <text:span text:style-name="T2">--install-recommends</text:span> winehq-stable</text:p>
      <text:p text:style-name="P7"/>
      <text:p text:style-name="P8">When you think of the major web browsers, chances are that Apple’s Safari features somewhere on your list. However, despite its popularity, Safari has never been officially released for Linux – particularly strange considering macOS and Linux both have historical ties to UNIX.</text:p>
      <text:p text:style-name="P8">If you’re a Linux user and a web developer and need to provide support for the Safari browser, the good news is that there are some workarounds to get Safari up and running on Linux. Although you’ll be restricted to Safari 5, this version still has everything you need for surfing the Web.</text:p>
      <text:p text:style-name="P12"><text:soft-page-break/><text:span text:style-name="Strong_20_Emphasis"><text:span text:style-name="T6">Related</text:span></text:span><text:span text:style-name="T7">: </text:span><text:a xlink:type="simple" xlink:href="https://www.maketecheasier.com/safari-not-working-iphone/" text:style-name="Internet_20_link" text:visited-style-name="Visited_20_Internet_20_Link"><text:span text:style-name="T10">Safari Not Working on Your iPhone? Here’s How to Fix It</text:span></text:a></text:p>
      <text:section text:style-name="Sect1" text:name="incontent-ad1">
        <text:p text:style-name="P13"><text:bookmark text:name="aswift_0_anchor"/><text:bookmark text:name="aswift_0_expand"/></text:p>
      </text:section>
      <text:h text:style-name="P1" text:outline-level="2">Installing Safari Browser on Linux</text:h>
      <text:p text:style-name="P10"><text:span text:style-name="T7">There are two potential workarounds for installing Safari on Linux: using WINE (the compatibility layer, not the drink) or using WINE </text:span><text:span text:style-name="Emphasis"><text:span text:style-name="T7">and </text:span></text:span><text:span text:style-name="T7">PlayOnLinux, which provides a graphical user interface (UI) for WINE.</text:span></text:p>
      <text:p text:style-name="P8">As an added bonus, you can use WINE and PlayOnLinux to install many other Windows applications beside Safari, so after completing this tutorial you’ll have easy access to other applications that were never supposed to run on Linux.</text:p>
      <text:h text:style-name="P2" text:outline-level="3">How to Install WINE</text:h>
      <text:p text:style-name="P8">WINE is one of the most well-known Linux packages, and it is found in most Software Center/Package managers. In Ubuntu (or Ubuntu-based distro), you can install WINE with the command (for a 32-bit computer):</text:p>
      <text:p text:style-name="P5"><text:span text:style-name="T1">sudo</text:span> <text:span text:style-name="T1">apt</text:span> <text:span text:style-name="T1">install</text:span> wine32</text:p>
      <text:p text:style-name="P8">or (for 64 bit computer):</text:p>
      <text:p text:style-name="P5"><text:span text:style-name="T1">sudo</text:span> <text:span text:style-name="T1">apt</text:span> <text:span text:style-name="T1">install</text:span> wine64</text:p>
      <text:p text:style-name="P8">One thing to note is that the WINE version in Ubuntu is pretty outdated. If you want to get the latest stable version of WINE, do the following:</text:p>
      <text:p text:style-name="P8">1. Add the WINE key.</text:p>
      <text:p text:style-name="P5"><text:span text:style-name="T1">wget</text:span> <text:span text:style-name="T2">-nc</text:span> https:<text:span text:style-name="T4">//</text:span>dl.winehq.org<text:span text:style-name="T4">/</text:span>wine-builds<text:span text:style-name="T4">/</text:span>winehq.key</text:p>
      <text:p text:style-name="P6"><text:span text:style-name="T1">sudo</text:span> <text:span text:style-name="T1">apt-key add</text:span> winehq.key</text:p>
      <text:p text:style-name="P8">2. Add the repository.</text:p>
      <text:p text:style-name="P5"><text:span text:style-name="T1">sudo</text:span> apt-add-repository <text:span text:style-name="T5">'deb https://dl.winehq.org/wine-builds/ubuntu/ eoan main'</text:span></text:p>
      <text:p text:style-name="P8">The above command is for Ubuntu 19.10 (eoan). If you are using version other than Ubuntu 19.10, change the name accordingly (like “bionic”, “xenial”, etc.)</text:p>
      <text:p text:style-name="P8">3. Update the system.</text:p>
      <text:p text:style-name="P5"><text:span text:style-name="T1">sudo</text:span> <text:span text:style-name="T1">apt update</text:span></text:p>
      <text:p text:style-name="P8">4. Lastly, install the stable version of WINE.</text:p>
      <text:p text:style-name="P5"><text:span text:style-name="T1">sudo</text:span> <text:span text:style-name="T1">apt</text:span> <text:span text:style-name="T1">install</text:span> <text:span text:style-name="T2">--install-recommends</text:span> winehq-stable</text:p>
      <text:p text:style-name="P10"><text:soft-page-break/><text:span text:style-name="T7">WINE will now be installed. </text:span></text:p>
      <text:h text:style-name="P3" text:outline-level="3"><text:span text:style-name="T9"/></text:h>
      <text:h text:style-name="P4" text:outline-level="3"><text:span text:style-name="T8">Installing Safari using WINE</text:span></text:h>
      <text:p text:style-name="P8">Before downloading Safari, we need to create a download and build directory. Open a Terminal window and run the following commands:</text:p>
      <text:p text:style-name="P5"><text:span text:style-name="T1">mkdir</text:span> <text:span text:style-name="T2">-p</text:span> ~<text:span text:style-name="T4">/</text:span>build<text:span text:style-name="T4">/</text:span>safari</text:p>
      <text:p text:style-name="P6"><text:span text:style-name="T12">cd</text:span> ~<text:span text:style-name="T4">/</text:span>build<text:span text:style-name="T4">/</text:span>safari</text:p>
      <text:p text:style-name="P11"><text:span text:style-name="T7">We can now download Safari, using a </text:span><text:span text:style-name="Source_20_Text"><text:span text:style-name="T11">wget</text:span></text:span><text:span text:style-name="T7"> command:</text:span></text:p>
      <text:p text:style-name="P5"><text:span text:style-name="T1">wget</text:span> <text:a xlink:type="simple" xlink:href="http://appldnld.apple.com/Safari5/041-5487.20120509.INU8B/SafariSetup.exe" text:style-name="Internet_20_link" text:visited-style-name="Visited_20_Internet_20_Link">http:</text:a><text:a xlink:type="simple" xlink:href="http://appldnld.apple.com/Safari5/041-5487.20120509.INU8B/SafariSetup.exe" text:style-name="Internet_20_link" text:visited-style-name="Visited_20_Internet_20_Link"><text:span text:style-name="T4">//</text:span></text:a><text:a xlink:type="simple" xlink:href="http://appldnld.apple.com/Safari5/041-5487.20120509.INU8B/SafariSetup.exe" text:style-name="Internet_20_link" text:visited-style-name="Visited_20_Internet_20_Link">appldnld.apple.com</text:a><text:a xlink:type="simple" xlink:href="http://appldnld.apple.com/Safari5/041-5487.20120509.INU8B/SafariSetup.exe" text:style-name="Internet_20_link" text:visited-style-name="Visited_20_Internet_20_Link"><text:span text:style-name="T4">/</text:span></text:a><text:a xlink:type="simple" xlink:href="http://appldnld.apple.com/Safari5/041-5487.20120509.INU8B/SafariSetup.exe" text:style-name="Internet_20_link" text:visited-style-name="Visited_20_Internet_20_Link">Safari5</text:a><text:a xlink:type="simple" xlink:href="http://appldnld.apple.com/Safari5/041-5487.20120509.INU8B/SafariSetup.exe" text:style-name="Internet_20_link" text:visited-style-name="Visited_20_Internet_20_Link"><text:span text:style-name="T4">/</text:span></text:a><text:a xlink:type="simple" xlink:href="http://appldnld.apple.com/Safari5/041-5487.20120509.INU8B/SafariSetup.exe" text:style-name="Internet_20_link" text:visited-style-name="Visited_20_Internet_20_Link">041-</text:a><text:a xlink:type="simple" xlink:href="http://appldnld.apple.com/Safari5/041-5487.20120509.INU8B/SafariSetup.exe" text:style-name="Internet_20_link" text:visited-style-name="Visited_20_Internet_20_Link"><text:span text:style-name="T3">5487.20120509</text:span></text:a><text:a xlink:type="simple" xlink:href="http://appldnld.apple.com/Safari5/041-5487.20120509.INU8B/SafariSetup.exe" text:style-name="Internet_20_link" text:visited-style-name="Visited_20_Internet_20_Link">.INU8B</text:a><text:a xlink:type="simple" xlink:href="http://appldnld.apple.com/Safari5/041-5487.20120509.INU8B/SafariSetup.exe" text:style-name="Internet_20_link" text:visited-style-name="Visited_20_Internet_20_Link"><text:span text:style-name="T4">/</text:span></text:a><text:a xlink:type="simple" xlink:href="http://appldnld.apple.com/Safari5/041-5487.20120509.INU8B/SafariSetup.exe" text:style-name="Internet_20_link" text:visited-style-name="Visited_20_Internet_20_Link">SafariSetup.exe</text:a></text:p>
      <text:p text:style-name="P5"/>
      <text:p text:style-name="P8">Once the download is complete, you can launch Safari Setup using the following:</text:p>
      <text:p text:style-name="P5"><text:span text:style-name="T1">wine</text:span> SafariSetup.exe</text:p>
      <text:p text:style-name="P5"/>
      <text:p text:style-name="P8">At this point you may be prompted to download some additional software, such as Mono or Gecko. If prompted, click “Install” and wait for these packages to download.</text:p>
      <text:p text:style-name="P8">Once you have all the necessary supporting software, the Safari Installer should launch automatically.</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Roboto, Arial, Helvetica, apple-system, system-ui, BlinkMacSystemFont, Oxygen-Sans, Ubuntu, Cantarell, sans-serif, 'Apple Color Emoji', 'Segoe UI Emoji', 'Segoe UI Symbol', 'Noto Color Emoji'"/>
    <style:font-face style:name="Lohit Devanagari1" svg:font-family="'Lohit Devanagari'"/>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4T16:49:51.876945687</meta:creation-date>
    <dc:date>2021-06-04T16:51:09.116255797</dc:date>
    <meta:editing-duration>PT1M17S</meta:editing-duration>
    <meta:editing-cycles>1</meta:editing-cycles>
    <meta:document-statistic meta:table-count="0" meta:image-count="0" meta:object-count="0" meta:page-count="3" meta:paragraph-count="49" meta:word-count="580" meta:character-count="3707" meta:non-whitespace-character-count="3176"/>
    <meta:generator>LibreOffice/7.0.3.1$Linux_X86_64 LibreOffice_project/00$Build-1</meta:generator>
  </office:meta>
</office:document-meta>
</file>